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﻿Experiment no: 1.1</text:p>
      <text:p text:style-name="normal"/>
      <text:p text:style-name="normal"/>
      <text:p text:style-name="normal"/>
      <text:p text:style-name="normal"><text:s text:c="24"/>Explore usage of basic linux Commands:</text:p>
      <text:p text:style-name="normal"/>
      <text:p text:style-name="normal"><text:s text:c="4"/>1. <text:s text:c="4"/>ls - The most frequently used command in Linux to list directories</text:p>
      <text:p text:style-name="normal"><text:s text:c="4"/>2. <text:s text:c="4"/>pwd - Print working directory command in Linux</text:p>
      <text:p text:style-name="normal"><text:s text:c="4"/>3. <text:s text:c="4"/>cd - Linux command to navigate through directories</text:p>
      <text:p text:style-name="normal"><text:s text:c="4"/>4. <text:s text:c="4"/>mkdir - Command used to create directories in Linux</text:p>
      <text:p text:style-name="normal"><text:s text:c="4"/>5. <text:s text:c="4"/>mv - Move or rename files in Linux</text:p>
      <text:p text:style-name="normal"><text:s text:c="4"/>6. <text:s text:c="4"/>cp - Similar usage as mv but for copying files in Linux</text:p>
      <text:p text:style-name="normal"><text:s text:c="4"/>7. <text:s text:c="4"/>rm - Delete files or directories</text:p>
      <text:p text:style-name="normal"><text:s text:c="4"/>8. <text:s text:c="4"/>touch - Create blank/empty files</text:p>
      <text:p text:style-name="normal"><text:s text:c="4"/>9. <text:s text:c="4"/>ln - Create symbolic links (shortcuts) to other files</text:p>
      <text:p text:style-name="normal"><text:s text:c="4"/>10. <text:s text:c="4"/>cat - Display file contents on the terminal</text:p>
      <text:p text:style-name="normal"><text:s text:c="4"/>11. <text:s text:c="4"/>clear - Clear the terminal display</text:p>
      <text:p text:style-name="normal"><text:s text:c="4"/>12. <text:s text:c="4"/>echo - Print any text that follows the command</text:p>
      <text:p text:style-name="normal"><text:s text:c="4"/>13. <text:s text:c="4"/>less - Linux command to display paged outputs in the terminal</text:p>
      <text:p text:style-name="normal"><text:s text:c="4"/>14. <text:s text:c="4"/>man - Access manual pages for all Linux commands</text:p>
      <text:p text:style-name="normal"><text:s text:c="4"/>15. <text:s text:c="4"/>uname - Linux command to get basic information about the OS</text:p>
      <text:p text:style-name="normal"><text:s text:c="4"/>16. <text:s text:c="4"/>whoami - Get the active username</text:p>
      <text:p text:style-name="normal"><text:s text:c="4"/>17. <text:s text:c="4"/>tar - Command to extract and compress files in Linux</text:p>
      <text:p text:style-name="normal"><text:s text:c="4"/>18. <text:s text:c="4"/>grep - Search for a string within an output</text:p>
      <text:p text:style-name="normal"><text:s text:c="4"/>19. <text:s text:c="4"/>head - Return the specified number of lines from the top</text:p>
      <text:p text:style-name="normal"><text:s text:c="4"/>20. <text:s text:c="4"/>tail - Return the specified number of lines from the bottom</text:p>
      <text:p text:style-name="normal"><text:s text:c="4"/>21. <text:s text:c="4"/>diff - Find the difference between two files</text:p>
      <text:p text:style-name="normal"><text:s text:c="4"/>22. <text:s text:c="4"/>cmp - Allows you to check if two files are identical</text:p>
      <text:p text:style-name="normal"><text:s text:c="4"/>23. <text:s text:c="4"/>comm - Combines the functionality of diff and cmp</text:p>
      <text:p text:style-name="normal"><text:s text:c="4"/>24. <text:s text:c="4"/>sort - Linux command to sort the content of a file while outputting</text:p>
      <text:p text:style-name="normal"><text:s text:c="4"/>25. <text:s text:c="4"/>export - Export environment variables in Linux</text:p>
      <text:p text:style-name="normal"><text:s text:c="4"/>26. <text:s text:c="4"/>zip - Zip files in Linux</text:p>
      <text:p text:style-name="normal"><text:s text:c="4"/>27. <text:s text:c="4"/>unzip - Unzip files in Linux</text:p>
      <text:p text:style-name="normal"><text:s text:c="4"/>28. <text:s text:c="4"/>ssh - Secure Shell command in Linux</text:p>
      <text:p text:style-name="normal"><text:s text:c="4"/>29. <text:s text:c="4"/>service - Linux command to start and stop services</text:p>
      <text:p text:style-name="normal"><text:s text:c="4"/>30. <text:s text:c="4"/>ps - Display active processes</text:p>
      <text:p text:style-name="normal"><text:s text:c="4"/>31. <text:s text:c="4"/>kill and killall - Kill active processes by process ID or name</text:p>
      <text:p text:style-name="normal"><text:s text:c="4"/>32. <text:s text:c="4"/>df - Display disk filesystem information</text:p>
      <text:p text:style-name="normal"><text:s text:c="4"/>33. <text:s text:c="4"/>mount - Mount file systems in Linux</text:p>
      <text:p text:style-name="normal"><text:s text:c="4"/>34. <text:s text:c="4"/>chmod - Command to change file permissions</text:p>
      <text:p text:style-name="normal"><text:s text:c="4"/>35. <text:s text:c="4"/>chown - Command for granting ownership of files or folders</text:p>
      <text:p text:style-name="normal"><text:s text:c="4"/>36. <text:s text:c="4"/>ifconfig - Display network interfaces and IP addresses</text:p>
      <text:p text:style-name="normal"><text:s text:c="4"/>37. <text:s text:c="4"/>traceroute - Trace all the network hops to reach the destination</text:p>
      <text:p text:style-name="normal"><text:s text:c="4"/>38. <text:s text:c="4"/>wget - Direct download files from the internet</text:p>
      <text:p text:style-name="normal"><text:soft-page-break/><text:s text:c="4"/>39. <text:s text:c="4"/>ufw - Firewall command</text:p>
      <text:p text:style-name="normal"><text:s text:c="4"/>40. <text:s text:c="4"/>iptables - Base firewall for all other firewall utilities to interface with</text:p>
      <text:p text:style-name="normal"><text:s text:c="4"/>41. <text:s text:c="4"/>apt, pacman, yum, rpm - Package managers depending on the distro</text:p>
      <text:p text:style-name="normal"><text:s text:c="4"/>42. <text:s text:c="4"/>sudo - Command to escalate privileges in Linux</text:p>
      <text:p text:style-name="normal"><text:s text:c="4"/>43. <text:s text:c="4"/>cal - View a command-line calendar</text:p>
      <text:p text:style-name="normal"><text:s text:c="4"/>44. <text:s text:c="4"/>alias - Create custom shortcuts for your regularly used commands</text:p>
      <text:p text:style-name="normal"><text:s text:c="4"/>45. <text:s text:c="4"/>dd - Majorly used for creating bootable USB sticks</text:p>
      <text:p text:style-name="normal"><text:s text:c="4"/>46. <text:s text:c="4"/>whereis - Locate the binary, source, and manual pages for a command</text:p>
      <text:p text:style-name="normal"><text:s text:c="4"/>47. <text:s text:c="4"/>whatis - Find what a command is used for</text:p>
      <text:p text:style-name="normal"><text:s text:c="4"/>48. <text:s text:c="4"/>top - View active processes live with their system usage</text:p>
      <text:p text:style-name="normal"><text:s text:c="4"/>49. <text:s text:c="4"/>useradd and usermod - Add new user or change existing users data</text:p>
      <text:p text:style-name="normal"><text:s text:c="4"/>50. <text:s text:c="4"/>passwd - Create or update passwords for existing users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7T21:48:27.178011923</dc:date>
    <meta:editing-duration>PT23S</meta:editing-duration>
    <meta:editing-cycles>1</meta:editing-cycles>
    <meta:document-statistic meta:table-count="0" meta:image-count="0" meta:object-count="0" meta:page-count="2" meta:paragraph-count="52" meta:word-count="500" meta:character-count="3085" meta:non-whitespace-character-count="2214"/>
    <meta:generator>LibreOffice/7.3.7.2$Linux_X86_64 LibreOffice_project/30$Build-2</meta:generator>
  </office:meta>
</office:document-meta>
</file>